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kpapesh@TS-KALEB2</text:initial-creator></text:p>
      <text:p text:style-name="OrgSubtitle"/>
      <text:p text:style-name="Text_20_body"><text:span text:style-name="OrgCode">$\int xe^{-x} dx$</text:span>
</text:p>
      <text:p text:style-name="Text_20_body">notice the <text:span text:style-name="OrgCode">$(x)(e^{-x})$</text:span> functions which are multiplied together inside the int
</text:p>
      <text:p text:style-name="Text_20_body"><text:span text:style-name="OrgCode">$\int{u}dv = uv - \int{v}du$</text:span>
</text:p>
      <text:section text:style-name="OrgIndentedSection-Level-0" text:name="Section1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OrgCode">$sec \rightarrow sec \leftarrow tan\\$</text:span></text:p>
              </table:table-cell>
            </table:table-row>
            <table:table-row>
              <table:table-cell table:style-name="OrgTblCellB">
                <text:p text:style-name="OrgTableContentsLeft"><text:span text:style-name="OrgCode">$csc \rightarrow -csc \leftarrow cot$</text:span></text:p>
              </table:table-cell>
            </table:table-row>
          </table:table-rows>
        </table:table>
      </text:section>
      <text:section text:style-name="OrgIndentedSection-Level-0" text:name="Section2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OrgCode">$\int sinu du = -cosu + C$</text:span></text:p>
              </table:table-cell>
            </table:table-row>
            <table:table-row>
              <table:table-cell table:style-name="OrgTblCellB">
                <text:p text:style-name="OrgTableContentsLeft"><text:span text:style-name="OrgCode">$\int cosu du = sinu +C$</text:span></text:p>
              </table:table-cell>
            </table:table-row>
          </table:table-rows>
        </table:table>
      </text:section>
      <text:p text:style-name="OrgFixedWidthBlock">\begin{align*}</text:p>
      <text:p text:style-name="OrgFixedWidthBlock">\int\: sinu\: du =&amp; -cosu\: +C</text:p>
      <text:p text:style-name="OrgFixedWidthBlockLastLine">\end{align*}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9-08-28T12:29:13</dc:date>
    <meta:creation-date>2019-08-28T12:29:13</meta:creation-date>
    <meta:generator>Emacs 26.1 (Org mode 9.1.9)</meta:generator>
    <meta:keyword/>
    <dc:subject/>
    <dc:title/>
  </office:meta>
</office:document-meta>
</file>